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teXMLView.inputChanged( Viewer viewer , Object old_input , Object new_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iteXMLView.dropAccept( DropTarge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iteXMLView.hasChildren( Objec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XMLView.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iteXMLView.drop( DropTargetEvent ev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iteXMLView.createPartControl( Composite paren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89">
            <text:p text:style-name="Table_20_Contents">89</text:p>
          </table:table-cell>
        </table:table-row>
        <table:table-row>
          <table:table-cell office:value-type="string">
            <text:p text:style-name="Table_20_Contents">SiteXMLView.menuAboutToShow( IMenu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XMLView.makeAction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SiteXMLView.SiteXML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iteXMLView.hookContextMenu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iteXMLView.fillContextMenu( IMenu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teXMLView.dragLeave( DropTarge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iteXMLView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iteXMLView.dragOver( DropTarge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iteXMLView.dragOperationChanged( DropTarge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iteXMLView.selectionChanged( SelectionChanged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iteXMLView.getElements( Objec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XMLView.get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XMLView.getParent( Objec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XMLView.getAdapter( Class adap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teXMLView.getText( Object 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teXMLView.getChildren( Object ele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iteXMLView.dragEnter( DropTarge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iteXMLView.getPropertyShe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